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20f0c2" officeooo:paragraph-rsid="001b06e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256913" officeooo:paragraph-rsid="0025691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b06e9" officeooo:paragraph-rsid="001b06e9"/>
    </style:style>
    <style:style style:name="P8" style:family="paragraph" style:parent-style-name="Standard">
      <style:paragraph-properties fo:text-align="center" style:justify-single-word="false"/>
      <style:text-properties officeooo:paragraph-rsid="001b06e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Vera Sans Mono" fo:font-weight="normal" officeooo:rsid="001b06e9" officeooo:paragraph-rsid="001b06e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1b06e9"/>
    </style:style>
    <style:style style:name="P11" style:family="paragraph" style:parent-style-name="Standard">
      <style:paragraph-properties fo:text-align="center" style:justify-single-word="false"/>
      <style:text-properties officeooo:paragraph-rsid="00256913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Vera Sans Mono" fo:font-weight="normal" officeooo:rsid="001b06e9" officeooo:paragraph-rsid="001b06e9" style:font-weight-asian="normal" style:font-weight-complex="normal"/>
    </style:style>
    <style:style style:name="T1" style:family="text">
      <style:text-properties officeooo:rsid="00238706"/>
    </style:style>
    <style:style style:name="T2" style:family="text">
      <style:text-properties officeooo:rsid="0024e67c"/>
    </style:style>
    <style:style style:name="T3" style:family="text">
      <style:text-properties officeooo:rsid="00267be7"/>
    </style:style>
    <style:style style:name="T4" style:family="text">
      <style:text-properties officeooo:rsid="002ab758"/>
    </style:style>
    <style:style style:name="T5" style:family="text">
      <style:text-properties style:font-name="arial" fo:font-size="14pt" officeooo:rsid="001b06e9" style:font-size-asian="14pt" style:font-size-complex="14pt"/>
    </style:style>
    <style:style style:name="T6" style:family="text">
      <style:text-properties style:font-name="arial" fo:font-size="14pt" officeooo:rsid="0024e67c" style:font-size-asian="14pt" style:font-size-complex="14pt"/>
    </style:style>
    <style:style style:name="T7" style:family="text">
      <style:text-properties style:font-name="arial" fo:font-size="14pt" officeooo:rsid="00238706" style:font-size-asian="14pt" style:font-size-complex="14pt"/>
    </style:style>
    <style:style style:name="T8" style:family="text">
      <style:text-properties style:font-name="arial" fo:font-size="14pt" officeooo:rsid="002ab758" style:font-size-asian="14pt" style:font-size-complex="14pt"/>
    </style:style>
    <style:style style:name="T9" style:family="text">
      <style:text-properties style:font-name="arial" fo:font-size="14pt" officeooo:rsid="00256913" style:font-size-asian="14pt" style:font-size-complex="14pt"/>
    </style:style>
    <style:style style:name="T10" style:family="text">
      <style:text-properties fo:color="#000080" fo:language="zxx" fo:country="none" style:text-underline-style="solid" style:text-underline-width="auto" style:text-underline-color="font-color" officeooo:rsid="002ab758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Estadual de Maringá - Ciência Da Computação (DIN)</text:p>
      <text:p text:style-name="P2">Aluno: Otávio Hideki Gonçalves Kochi<text:tab/><text:tab/>RA:107635</text:p>
      <text:p text:style-name="P2">Aluno: Thiago Issao Yasunaka<text:tab/><text:tab/><text:tab/>RA:103069</text:p>
      <text:p text:style-name="P2"/>
      <text:p text:style-name="P5">Trabalho1 – Algoritmo em Grafos 6898</text:p>
      <text:p text:style-name="P5">Árvores Aleatórias </text:p>
      <text:p text:style-name="P1"/>
      <text:p text:style-name="P8"><text:span text:style-name="T5">Parte </text:span><text:span text:style-name="T6">3</text:span><text:span text:style-name="T5"> – Função </text:span><text:span text:style-name="T7">randomTreeP</text:span><text:span text:style-name="T8">rim</text:span><text:span text:style-name="T5">(T)</text:span></text:p>
      <text:p text:style-name="P4">e</text:p>
      <text:p text:style-name="P11"><text:span text:style-name="T9">m</text:span><text:span text:style-name="T8">st_</text:span><text:span text:style-name="T9">p</text:span><text:span text:style-name="T8">rim()</text:span></text:p>
      <text:p text:style-name="P1"/>
      <text:p text:style-name="P1">IMPLEMENTACÃO UTILIZANDO A LINGUAGEM JAVASCRIPT</text:p>
      <text:p text:style-name="P3"/>
      <text:p text:style-name="P1">Repositório no GitHub: </text:p>
      <text:p text:style-name="P8"><text:a xlink:type="simple" xlink:href="https://github.com/thiagoissao/arvore_aleatorias_grafos/blob/master/kruskal.js" text:style-name="Internet_20_link" text:visited-style-name="Visited_20_Internet_20_Link">https://github.com/thiagoissao/arvore_aleatorias_grafos/blob/master/</text:a><text:a xlink:type="simple" xlink:href="https://github.com/thiagoissao/arvore_aleatorias_grafos/blob/master/kruskal.js" text:style-name="Internet_20_link" text:visited-style-name="Visited_20_Internet_20_Link"><text:span text:style-name="T10">prim</text:span></text:a><text:a xlink:type="simple" xlink:href="https://github.com/thiagoissao/arvore_aleatorias_grafos/blob/master/kruskal.js" text:style-name="Internet_20_link" text:visited-style-name="Visited_20_Internet_20_Link">.js</text:a></text:p>
      <text:p text:style-name="P1"/>
      <text:p text:style-name="P6">Código:</text:p>
      <text:p text:style-name="P7"/>
      <text:p text:style-name="P9">const assert = require('assert')</text:p>
      <text:p text:style-name="P9">const BRANCO = 'branco'</text:p>
      <text:p text:style-name="P9">const CINZA = 'cinza'</text:p>
      <text:p text:style-name="P9">const PRETO = 'preto'</text:p>
      <text:p text:style-name="P9"/>
      <text:p text:style-name="P9">const extract_min = (Q, G) =&gt; {</text:p>
      <text:p text:style-name="P9"><text:s text:c="4"/>let menor = Number.POSITIVE_INFINITY</text:p>
      <text:p text:style-name="P9"><text:s text:c="4"/>let index = -1</text:p>
      <text:p text:style-name="P9"><text:s text:c="4"/>Q.forEach( (v, i) =&gt; {</text:p>
      <text:p text:style-name="P9"><text:s text:c="8"/>if(G[v].chave &lt; menor ){</text:p>
      <text:p text:style-name="P9"><text:s text:c="12"/>menor = v</text:p>
      <text:p text:style-name="P9"><text:s text:c="12"/>index = i</text:p>
      <text:p text:style-name="P9"><text:s text:c="8"/>}</text:p>
      <text:p text:style-name="P9"><text:s text:c="4"/>})</text:p>
      <text:p text:style-name="P9"><text:s text:c="4"/>Q.splice(index, 1)</text:p>
      <text:p text:style-name="P9"><text:s text:c="4"/>return menor</text:p>
      <text:p text:style-name="P9">}</text:p>
      <text:p text:style-name="P9"/>
      <text:p text:style-name="P9">const belongsTo = (v, Q) =&gt; {</text:p>
      <text:p text:style-name="P9"><text:s text:c="4"/>for(let i=0; i&lt;Q.length; i++)</text:p>
      <text:p text:style-name="P9"><text:s text:c="8"/>if(Q[i] == v) return true</text:p>
      <text:p text:style-name="P9"><text:s text:c="4"/>return false</text:p>
      <text:p text:style-name="P9">}</text:p>
      <text:p text:style-name="P9"/>
      <text:p text:style-name="P9">const mst_prim = (G, w, r) =&gt; {</text:p>
      <text:p text:style-name="P9"><text:s text:c="4"/>Object.keys(G).forEach(u =&gt; {</text:p>
      <text:p text:style-name="P9"><text:s text:c="8"/>G[u] = {</text:p>
      <text:p text:style-name="P9"><text:s text:c="12"/>adj: G[u],</text:p>
      <text:p text:style-name="P9"><text:soft-page-break/><text:s text:c="12"/>chave: Number.POSITIVE_INFINITY,</text:p>
      <text:p text:style-name="P9"><text:s text:c="12"/>pi: null</text:p>
      <text:p text:style-name="P9"><text:s text:c="8"/>}</text:p>
      <text:p text:style-name="P9"><text:s text:c="4"/>})</text:p>
      <text:p text:style-name="P9"><text:s text:c="4"/>G[r].chave = 0</text:p>
      <text:p text:style-name="P9"><text:s text:c="4"/>let Q = Object.keys(G)</text:p>
      <text:p text:style-name="P9"><text:s text:c="4"/>while(Q.length != 0){</text:p>
      <text:p text:style-name="P9"><text:s text:c="8"/>const u = extract_min(Q, G)</text:p>
      <text:p text:style-name="P9"><text:s text:c="8"/>G[u].adj.forEach((v, index) =&gt; {</text:p>
      <text:p text:style-name="P9"><text:s text:c="12"/>if(belongsTo(v, Q) &amp;&amp; w[u][index] &lt; G[v].chave){</text:p>
      <text:p text:style-name="P9"><text:s text:c="16"/>G[v].pi = u</text:p>
      <text:p text:style-name="P9"><text:s text:c="16"/>G[v].chave = w[u][index]</text:p>
      <text:p text:style-name="P9"><text:s text:c="12"/>}</text:p>
      <text:p text:style-name="P9"><text:s text:c="8"/>})</text:p>
      <text:p text:style-name="P9"><text:s text:c="4"/>}</text:p>
      <text:p text:style-name="P9"><text:s text:c="4"/>let A = []</text:p>
      <text:p text:style-name="P9"><text:s text:c="4"/>for(let i = 0; i&lt;G.length; i++) A[i] = []</text:p>
      <text:p text:style-name="P9"><text:s text:c="4"/>G.map( (v, index) =&gt; {</text:p>
      <text:p text:style-name="P9"><text:s text:c="8"/>if(v.pi != null){</text:p>
      <text:p text:style-name="P9"><text:s text:c="12"/>A[v.pi].push(index) </text:p>
      <text:p text:style-name="P9"><text:s text:c="12"/>A[index].push(Number(v.pi))</text:p>
      <text:p text:style-name="P9"><text:s text:c="8"/>}</text:p>
      <text:p text:style-name="P9"><text:s text:c="4"/>})</text:p>
      <text:p text:style-name="P9"><text:s text:c="4"/>return A</text:p>
      <text:p text:style-name="P9">}</text:p>
      <text:p text:style-name="P9"/>
      <text:p text:style-name="P9">const createEdges = (current, n) =&gt; {</text:p>
      <text:p text:style-name="P9"><text:s text:c="4"/>let e = Array()</text:p>
      <text:p text:style-name="P9"><text:s text:c="4"/>for(let i=0; i &lt; n; i++)</text:p>
      <text:p text:style-name="P9"><text:s text:c="8"/>if(i != current) e.push(i)</text:p>
      <text:p text:style-name="P9"><text:s text:c="4"/>return e</text:p>
      <text:p text:style-name="P9">}</text:p>
      <text:p text:style-name="P9"/>
      <text:p text:style-name="P9">const createWeights = (end) =&gt; {</text:p>
      <text:p text:style-name="P9"><text:s text:c="4"/>let w = Array()</text:p>
      <text:p text:style-name="P9"><text:s text:c="4"/>for(let i=0; i &lt; end - 1; i++) </text:p>
      <text:p text:style-name="P9"><text:s text:c="8"/>w.push(Math.random())</text:p>
      <text:p text:style-name="P9"><text:s text:c="4"/>return w</text:p>
      <text:p text:style-name="P9">}</text:p>
      <text:p text:style-name="P9"/>
      <text:p text:style-name="P9">const random_tree_prim = n =&gt; {</text:p>
      <text:p text:style-name="P9"><text:s text:c="4"/>const G = Array(n).fill(null)</text:p>
      <text:p text:style-name="P9"><text:s text:c="4"/>G.forEach((element,i) =&gt; G[i] = createEdges(i, n))</text:p>
      <text:p text:style-name="P9"><text:s text:c="4"/>const w = Array(n).fill(null)</text:p>
      <text:p text:style-name="P9"><text:s text:c="4"/>w.forEach((element, i) =&gt; w[i] = createWeights(n))</text:p>
      <text:p text:style-name="P9"><text:s text:c="4"/>let u = Math.round(Math.random() * (n - 1))</text:p>
      <text:p text:style-name="P9"><text:s text:c="4"/>return mst_prim(G, w, u)</text:p>
      <text:p text:style-name="P9">}</text:p>
      <text:p text:style-name="P9"><text:soft-page-break/></text:p>
      <text:p text:style-name="P9">//*********************************************************</text:p>
      <text:p text:style-name="P9">const diametro = (G) =&gt; {</text:p>
      <text:p text:style-name="P9"><text:s text:c="4"/>const s = Math.round(Math.random() * (G.length - 1))</text:p>
      <text:p text:style-name="P9"><text:s text:c="4"/>const a = bfs(G, s).reduce((number1, number2) =&gt; Math.max(number1, number2))</text:p>
      <text:p text:style-name="P9"><text:s text:c="4"/>const b = bfs(G,a).reduce((number1, number2) =&gt; Math.max(number1, number2))</text:p>
      <text:p text:style-name="P9"><text:s text:c="4"/>return b &gt; a ? b:a</text:p>
      <text:p text:style-name="P9">}</text:p>
      <text:p text:style-name="P9"/>
      <text:p text:style-name="P9">const numero_arestas = (G) =&gt; {</text:p>
      <text:p text:style-name="P9"><text:s text:c="4"/>let contador = 0;</text:p>
      <text:p text:style-name="P9"><text:s text:c="4"/>if(G.length &gt; 1)</text:p>
      <text:p text:style-name="P9"><text:s text:c="8"/>for(let i = 0; i &lt; G.length; i ++){</text:p>
      <text:p text:style-name="P9"><text:s text:c="12"/>for(let j = 0; j &lt; G[i].length; j ++){</text:p>
      <text:p text:style-name="P9"><text:s text:c="16"/>if(G[i][j] &lt;= i)</text:p>
      <text:p text:style-name="P9"><text:s text:c="20"/>contador++;</text:p>
      <text:p text:style-name="P9"><text:s text:c="12"/>}</text:p>
      <text:p text:style-name="P9"><text:s text:c="8"/>}</text:p>
      <text:p text:style-name="P9"><text:s text:c="4"/>return contador;</text:p>
      <text:p text:style-name="P9">}</text:p>
      <text:p text:style-name="P9">const bfs = (G, s) =&gt; {</text:p>
      <text:p text:style-name="P9"><text:s text:c="4"/>let GAux = Object.assign({}, G)</text:p>
      <text:p text:style-name="P9"><text:s text:c="4"/>Object.keys(GAux).forEach( index =&gt; {</text:p>
      <text:p text:style-name="P9"><text:s text:c="8"/>let adj = G[index]</text:p>
      <text:p text:style-name="P9"><text:s text:c="8"/>GAux[index] = {</text:p>
      <text:p text:style-name="P9"><text:s text:c="12"/>'d': Number.POSITIVE_INFINITY,</text:p>
      <text:p text:style-name="P9"><text:s text:c="12"/>'pi': null,</text:p>
      <text:p text:style-name="P9"><text:s text:c="12"/>'cor': BRANCO,</text:p>
      <text:p text:style-name="P9"><text:s text:c="12"/>'adj': <text:s/>adj</text:p>
      <text:p text:style-name="P9"><text:s text:c="8"/>}</text:p>
      <text:p text:style-name="P9"><text:s text:c="4"/>})</text:p>
      <text:p text:style-name="P9"><text:s text:c="4"/>GAux[s].d = 0</text:p>
      <text:p text:style-name="P9"><text:s text:c="4"/>GAux[s].pi = null</text:p>
      <text:p text:style-name="P9"><text:s text:c="4"/>GAux[s].cor = CINZA</text:p>
      <text:p text:style-name="P9"><text:s text:c="4"/>let fila = [] //Inicialização da fila</text:p>
      <text:p text:style-name="P9"><text:s text:c="4"/>fila.push(GAux[s])</text:p>
      <text:p text:style-name="P9"><text:s text:c="4"/>indexU = 0</text:p>
      <text:p text:style-name="P9"><text:s text:c="4"/>while (indexU != G.length) {</text:p>
      <text:p text:style-name="P9"><text:s text:c="8"/>let u = fila[indexU]</text:p>
      <text:p text:style-name="P9"><text:s text:c="8"/>indexU++</text:p>
      <text:p text:style-name="P9"><text:s text:c="8"/>u.adj.forEach( v =&gt; {</text:p>
      <text:p text:style-name="P9"><text:s text:c="12"/>if(GAux[v].cor === BRANCO) {</text:p>
      <text:p text:style-name="P9"><text:s text:c="16"/>GAux[v].d = u.d + 1</text:p>
      <text:p text:style-name="P9"><text:s text:c="16"/>GAux[v].pi = G.indexOf(u.adj)</text:p>
      <text:p text:style-name="P9"><text:s text:c="16"/>GAux[v].cor = CINZA</text:p>
      <text:p text:style-name="P9"><text:s text:c="16"/>fila.push(GAux[v])</text:p>
      <text:p text:style-name="P9"><text:soft-page-break/><text:s text:c="12"/>}</text:p>
      <text:p text:style-name="P9"><text:s text:c="8"/>}) </text:p>
      <text:p text:style-name="P9"><text:s text:c="8"/>u.cor = PRETO</text:p>
      <text:p text:style-name="P9"><text:s text:c="4"/>}</text:p>
      <text:p text:style-name="P9"><text:s text:c="4"/>return Object.keys(GAux).map(index =&gt; GAux[index].d)</text:p>
      <text:p text:style-name="P9">}</text:p>
      <text:p text:style-name="P9"/>
      <text:p text:style-name="P9">const eh_arvore = G =&gt; {</text:p>
      <text:p text:style-name="P9"><text:s text:c="4"/>const arestas = numero_arestas(G)</text:p>
      <text:p text:style-name="P9"><text:s text:c="4"/>if(arestas != (G.length - 1)){</text:p>
      <text:p text:style-name="P9"><text:s text:c="8"/>return false</text:p>
      <text:p text:style-name="P9"><text:s text:c="4"/>}</text:p>
      <text:p text:style-name="P9"><text:s text:c="4"/>const s = Math.floor(Math.random() * (G.length - 1))</text:p>
      <text:p text:style-name="P9"><text:s text:c="4"/>const aux = bfs(G, s)</text:p>
      <text:p text:style-name="P9"><text:s text:c="4"/>for(let i = 0; i &lt; G.length; i ++){</text:p>
      <text:p text:style-name="P9"><text:s text:c="8"/>if(aux[i] === Number.POSITIVE_INFINITY)</text:p>
      <text:p text:style-name="P9"><text:s text:c="12"/>return false</text:p>
      <text:p text:style-name="P9"><text:s text:c="4"/>}</text:p>
      <text:p text:style-name="P9"><text:s text:c="4"/>return true</text:p>
      <text:p text:style-name="P9">}</text:p>
      <text:p text:style-name="P9"/>
      <text:p text:style-name="P9">const teste_arvore = () =&gt; {</text:p>
      <text:p text:style-name="P9"><text:s text:c="4"/>const n = [250, 500, 750, 1000, 1250, 1500, 1750, 2000]</text:p>
      <text:p text:style-name="P9"><text:s text:c="4"/>n.forEach(number =&gt; {</text:p>
      <text:p text:style-name="P9"><text:s text:c="8"/>let soma_diametro = 0</text:p>
      <text:p text:style-name="P9"><text:s text:c="8"/>for(let i=0; i&lt;500; i++) {</text:p>
      <text:p text:style-name="P9"><text:s text:c="12"/>let G = random_tree_prim(number)</text:p>
      <text:p text:style-name="P9"><text:s text:c="12"/>assert(eh_arvore(G))</text:p>
      <text:p text:style-name="P9"><text:s text:c="12"/>soma_diametro = soma_diametro + diametro(G)</text:p>
      <text:p text:style-name="P9"><text:s text:c="8"/>}</text:p>
      <text:p text:style-name="P9"><text:s text:c="8"/>let media = soma_diametro/500</text:p>
      <text:p text:style-name="P9"><text:s text:c="8"/>console.log(number + ' ' + media)</text:p>
      <text:p text:style-name="P9"><text:s text:c="4"/>})</text:p>
      <text:p text:style-name="P9">}</text:p>
      <text:p text:style-name="P9">//*************************</text:p>
      <text:p text:style-name="P9"/>
      <text:p text:style-name="P9">const test_mst_prim = () =&gt; {</text:p>
      <text:p text:style-name="P9"><text:s text:c="4"/>const a = 0</text:p>
      <text:p text:style-name="P9"><text:s text:c="4"/>const b = 1</text:p>
      <text:p text:style-name="P9"><text:s text:c="4"/>const c = 2</text:p>
      <text:p text:style-name="P9"><text:s text:c="4"/>const d = 3</text:p>
      <text:p text:style-name="P9"><text:s text:c="4"/>const e = 4</text:p>
      <text:p text:style-name="P9"><text:s text:c="4"/>const f = 5</text:p>
      <text:p text:style-name="P9"><text:s text:c="4"/>const g = 6</text:p>
      <text:p text:style-name="P9"><text:s text:c="4"/>const h = 7</text:p>
      <text:p text:style-name="P9"><text:s text:c="4"/>const i = 8</text:p>
      <text:p text:style-name="P9"><text:s text:c="4"/></text:p>
      <text:p text:style-name="P9"><text:s text:c="4"/>const G = [</text:p>
      <text:p text:style-name="P9"><text:soft-page-break/><text:s text:c="8"/>[b, h], <text:s text:c="8"/>//a</text:p>
      <text:p text:style-name="P9"><text:s text:c="8"/>[a, c, h], <text:s text:c="5"/>//b</text:p>
      <text:p text:style-name="P9"><text:s text:c="8"/>[b, d, i ,f], <text:s text:c="2"/>//c</text:p>
      <text:p text:style-name="P9"><text:s text:c="8"/>[c, e, f], <text:s text:c="5"/>//d</text:p>
      <text:p text:style-name="P9"><text:s text:c="8"/>[d, f], <text:s text:c="8"/>//e</text:p>
      <text:p text:style-name="P9"><text:s text:c="8"/>[c, d, e, g], <text:s text:c="2"/>//f</text:p>
      <text:p text:style-name="P9"><text:s text:c="8"/>[f, i, h], <text:s text:c="5"/>//g</text:p>
      <text:p text:style-name="P9"><text:s text:c="8"/>[a, b, i, g], <text:s text:c="2"/>//h</text:p>
      <text:p text:style-name="P9"><text:s text:c="8"/>[c, g, h], <text:s text:c="5"/>//i</text:p>
      <text:p text:style-name="P9"><text:s text:c="4"/>]</text:p>
      <text:p text:style-name="P9"/>
      <text:p text:style-name="P9"><text:s text:c="4"/>const w = [</text:p>
      <text:p text:style-name="P9"><text:s text:c="8"/>[4, 8],</text:p>
      <text:p text:style-name="P9"><text:s text:c="8"/>[4, 8, 11],</text:p>
      <text:p text:style-name="P9"><text:s text:c="8"/>[8, 7, 2, 4],</text:p>
      <text:p text:style-name="P9"><text:s text:c="8"/>[7, 9, 14],</text:p>
      <text:p text:style-name="P9"><text:s text:c="8"/>[9, 10],</text:p>
      <text:p text:style-name="P9"><text:s text:c="8"/>[4, 14, 10, 2],</text:p>
      <text:p text:style-name="P9"><text:s text:c="8"/>[2, 6, 1],</text:p>
      <text:p text:style-name="P9"><text:s text:c="8"/>[8, 11, 7, 1],</text:p>
      <text:p text:style-name="P9"><text:s text:c="8"/>[2, 6, 7]</text:p>
      <text:p text:style-name="P9"><text:s text:c="4"/>]</text:p>
      <text:p text:style-name="P9"><text:s text:c="4"/>// console.log(mst_prim(G, w, 0))</text:p>
      <text:p text:style-name="P9"><text:s text:c="4"/>console.log(mst_prim(G, w, Math.round(Math.random()*(w.length - 1))))</text:p>
      <text:p text:style-name="P9">}</text:p>
      <text:p text:style-name="P9">// test_mst_prim()</text:p>
      <text:p text:style-name="P9">teste_arvore(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07:49:16.525938349</meta:creation-date>
    <dc:date>2019-11-11T08:13:39.240438558</dc:date>
    <meta:editing-duration>PT30M28S</meta:editing-duration>
    <meta:editing-cycles>12</meta:editing-cycles>
    <meta:generator>LibreOffice/6.3.2.2$Linux_X86_64 LibreOffice_project/30$Build-2</meta:generator>
    <meta:document-statistic meta:table-count="0" meta:image-count="0" meta:object-count="0" meta:page-count="5" meta:paragraph-count="197" meta:word-count="689" meta:character-count="5014" meta:non-whitespace-character-count="3400"/>
  </office:meta>
</office:document-meta>
</file>